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800000136DDD795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ubliInfo" style:family="table">
      <style:table-properties style:width="17.909cm" fo:margin-left="-0.012cm" fo:margin-right="0.065cm" table:align="margins" style:writing-mode="lr-tb"/>
    </style:style>
    <style:style style:name="PubliInfo.A" style:family="table-column">
      <style:table-column-properties style:column-width="4.909cm" style:rel-column-width="17963*"/>
    </style:style>
    <style:style style:name="PubliInfo.B" style:family="table-column">
      <style:table-column-properties style:column-width="13cm" style:rel-column-width="47572*"/>
    </style:style>
    <style:style style:name="PubliInfo.1" style:family="table-row">
      <style:table-row-properties style:keep-together="false" fo:keep-together="always"/>
    </style:style>
    <style:style style:name="PubliInfo.A1" style:family="table-cell">
      <style:table-cell-properties style:vertical-align="top" fo:background-color="#cccccc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ubliInfo.B1" style:family="table-cell">
      <style:table-cell-properties style:vertical-align="top" fo:padding="0.097cm" fo:border="0.018cm solid #000000" style:writing-mode="lr-tb"/>
    </style:style>
    <style:style style:name="PubliInfo.A2" style:family="table-cell">
      <style:table-cell-properties style:vertical-align="top" fo:background-color="#cccccc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PubliInfo.B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ubliAttachments" style:family="table">
      <style:table-properties style:width="17.962cm" table:align="margins" style:writing-mode="lr-tb"/>
    </style:style>
    <style:style style:name="PubliAttachments.A" style:family="table-column">
      <style:table-column-properties style:column-width="4.44cm" style:rel-column-width="16198*"/>
    </style:style>
    <style:style style:name="PubliAttachments.B" style:family="table-column">
      <style:table-column-properties style:column-width="4.027cm" style:rel-column-width="14692*"/>
    </style:style>
    <style:style style:name="PubliAttachments.C" style:family="table-column">
      <style:table-column-properties style:column-width="5.292cm" style:rel-column-width="19307*"/>
    </style:style>
    <style:style style:name="PubliAttachments.D" style:family="table-column">
      <style:table-column-properties style:column-width="1.706cm" style:rel-column-width="6223*"/>
    </style:style>
    <style:style style:name="PubliAttachments.E" style:family="table-column">
      <style:table-column-properties style:column-width="2.498cm" style:rel-column-width="9115*"/>
    </style:style>
    <style:style style:name="PubliAttach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Attachments.E1" style:family="table-cell">
      <style:table-cell-properties fo:background-color="#cccccc" fo:padding="0.097cm" fo:border="0.002cm solid #000000">
        <style:background-image/>
      </style:table-cell-properties>
    </style:style>
    <style:style style:name="PubliAttachments.A2" style:family="table-cell">
      <style:table-cell-properties fo:padding="0.097cm" fo:border-left="0.002cm solid #000000" fo:border-right="none" fo:border-top="none" fo:border-bottom="0.002cm solid #000000"/>
    </style:style>
    <style:style style:name="PubliAttachmen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ubliComments" style:family="table">
      <style:table-properties style:width="17.962cm" table:align="margins" style:writing-mode="lr-tb"/>
    </style:style>
    <style:style style:name="PubliComments.A" style:family="table-column">
      <style:table-column-properties style:column-width="4.44cm" style:rel-column-width="16198*"/>
    </style:style>
    <style:style style:name="PubliComments.B" style:family="table-column">
      <style:table-column-properties style:column-width="8.495cm" style:rel-column-width="30994*"/>
    </style:style>
    <style:style style:name="PubliComments.C" style:family="table-column">
      <style:table-column-properties style:column-width="2.558cm" style:rel-column-width="9331*"/>
    </style:style>
    <style:style style:name="PubliComments.D" style:family="table-column">
      <style:table-column-properties style:column-width="2.469cm" style:rel-column-width="9012*"/>
    </style:style>
    <style:style style:name="PubliCom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Comments.D1" style:family="table-cell">
      <style:table-cell-properties fo:background-color="#cccccc" fo:padding="0.097cm" fo:border="0.002cm solid #000000">
        <style:background-image/>
      </style:table-cell-properties>
    </style:style>
    <style:style style:name="PubliComments.A2" style:family="table-cell">
      <style:table-cell-properties fo:padding="0.097cm" fo:border-left="0.002cm solid #000000" fo:border-right="none" fo:border-top="none" fo:border-bottom="0.002cm solid #000000"/>
    </style:style>
    <style:style style:name="PubliCommen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SPP1" style:family="paragraph" style:parent-style-name="SP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SPP2" style:family="paragraph" style:parent-style-name="SP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SPP3" style:family="paragraph" style:parent-style-name="SP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SPP4" style:family="paragraph" style:parent-style-name="SP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SPP5" style:family="paragraph" style:parent-style-name="SP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SPP6" style:family="paragraph" style:parent-style-name="SPTable_20_Contents">
      <style:paragraph-properties fo:margin-left="0cm" fo:margin-right="0cm" fo:text-indent="0.03cm" style:auto-text-indent="false"/>
    </style:style>
    <style:style style:name="SPP7" style:family="paragraph" style:parent-style-name="SPHeader">
      <style:paragraph-properties fo:margin-top="0cm" fo:margin-bottom="0.212cm" fo:text-align="end" style:justify-single-word="false"/>
    </style:style>
    <style:style style:name="SPP8" style:family="paragraph" style:parent-style-name="SPStandard">
      <style:paragraph-properties fo:margin-left="-0.005cm" fo:margin-right="-0.005cm" fo:text-indent="0.058cm" style:auto-text-indent="false" style:snap-to-layout-grid="false"/>
      <style:text-properties fo:font-weight="bold" style:font-weight-asian="bold"/>
    </style:style>
    <style:style style:name="SPP9" style:family="paragraph" style:parent-style-name="SPHeading_20_1">
      <style:paragraph-properties fo:margin-left="1.501cm" fo:margin-right="0cm" fo:text-indent="-1.501cm" style:auto-text-indent="false"/>
    </style:style>
    <style:style style:name="SPP10" style:family="paragraph" style:parent-style-name="SPTitre_20__28_Page_20_de_20_garde_29_" style:master-page-name="Standard">
      <style:paragraph-properties style:page-number="auto"/>
    </style:style>
    <style:style style:name="SPT1" style:family="text">
      <style:text-properties style:font-name="Verdana" style:font-name-asian="Times New Roman" style:font-name-complex="Calibri"/>
    </style:style>
    <style:style style:name="SPfr1" style:family="graphic" style:parent-style-name="SP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PSect1" style:family="section">
      <style:section-properties style:editable="false">
        <style:columns fo:column-count="1" fo:column-gap="0cm"/>
      </style:section-properties>
    </style:style>
    <style:style style:name="SP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P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number:number-style style:name="SP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PSect1" text:name="Title">
        <text:p text:style-name="SPP10"><text:title>Titre</text:title></text:p>
      </text:section>
      <text:section text:style-name="SPSect2" text:name="Info">
        <table:table table:name="PubliInfo" table:style-name="PubliInfo">
          <table:table-column table:style-name="PubliInfo.A"/>
          <table:table-column table:style-name="PubliInfo.B"/>
          <table:table-row table:style-name="PubliInfo.1">
            <table:table-cell table:style-name="PubliInfo.A1" office:value-type="string">
              <text:p text:style-name="SPP8">URI :</text:p>
            </table:table-cell>
            <table:table-cell table:style-name="PubliInfo.B1" office:value-type="string">
              <text:p text:style-name="SPTable_20_Contents"><text:user-defined style:data-style-name="SPN0" text:name="URL"/></text:p>
            </table:table-cell>
          </table:table-row>
          <table:table-row table:style-name="PubliInfo.1">
            <table:table-cell table:style-name="PubliInfo.A2" office:value-type="string">
              <text:p text:style-name="SPP8">Version :</text:p>
            </table:table-cell>
            <table:table-cell table:style-name="PubliInfo.B2" office:value-type="string">
              <text:p text:style-name="SPTable_20_Contents"><text:user-defined style:data-style-name="SPN0" text:name="Version">V1.0</text:user-defined></text:p>
            </table:table-cell>
          </table:table-row>
          <table:table-row table:style-name="PubliInfo.1">
            <table:table-cell table:style-name="PubliInfo.A2" office:value-type="string">
              <text:p text:style-name="SPP8">Auteurs :</text:p>
            </table:table-cell>
            <table:table-cell table:style-name="PubliInfo.B2" office:value-type="string">
              <text:p text:style-name="SPTable_20_Contents"><text:user-defined style:data-style-name="SPN0" text:name="Author"/></text:p>
            </table:table-cell>
          </table:table-row>
          <table:table-row table:style-name="PubliInfo.1">
            <table:table-cell table:style-name="PubliInfo.A2" office:value-type="string">
              <text:p text:style-name="SPP8">Date de création</text:p>
            </table:table-cell>
            <table:table-cell table:style-name="PubliInfo.B2" office:value-type="string">
              <text:p text:style-name="SPTable_20_Contents"><text:creation-date style:data-style-name="SPN37">22/04/11</text:creation-date></text:p>
            </table:table-cell>
          </table:table-row>
          <table:table-row table:style-name="PubliInfo.1">
            <table:table-cell table:style-name="PubliInfo.A2" office:value-type="string">
              <text:p text:style-name="SPP8">Date modification</text:p>
            </table:table-cell>
            <table:table-cell table:style-name="PubliInfo.B2" office:value-type="string">
              <text:p text:style-name="SPTable_20_Contents"><text:user-defined style:data-style-name="SPN0" text:name="Modification"/></text:p>
            </table:table-cell>
          </table:table-row>
        </table:table>
        <text:p text:style-name="SPStandard"/>
      </text:section>
      <text:section text:style-name="SPSect1" text:name="Description">
        <text:p text:style-name="SPStandard"><text:subject>Description</text:subject></text:p>
      </text:section>
      <text:section text:style-name="SPSect3" text:name="Attachments">
        <text:p text:style-name="SPHeading_20_1">Fichiers joints</text:p>
        <table:table table:name="PubliAttachments" table:style-name="PubliAttachments">
          <table:table-column table:style-name="PubliAttachments.A"/>
          <table:table-column table:style-name="PubliAttachments.B"/>
          <table:table-column table:style-name="PubliAttachments.C"/>
          <table:table-column table:style-name="PubliAttachments.D"/>
          <table:table-column table:style-name="PubliAttachments.E"/>
          <table:table-row>
            <table:table-cell table:style-name="PubliAttachments.A1" office:value-type="string">
              <text:p text:style-name="SPTable_20_Heading">Fichier</text:p>
            </table:table-cell>
            <table:table-cell table:style-name="PubliAttachments.A1" office:value-type="string">
              <text:p text:style-name="SPTable_20_Heading">Titre</text:p>
            </table:table-cell>
            <table:table-cell table:style-name="PubliAttachments.A1" office:value-type="string">
              <text:p text:style-name="SPTable_20_Heading">Description</text:p>
            </table:table-cell>
            <table:table-cell table:style-name="PubliAttachments.A1" office:value-type="string">
              <text:p text:style-name="SPTable_20_Heading">Taille</text:p>
            </table:table-cell>
            <table:table-cell table:style-name="PubliAttachments.E1" office:value-type="string">
              <text:p text:style-name="SPTable_20_Heading">Téléchargé le</text:p>
            </table:table-cell>
          </table:table-row>
          <table:table-row>
            <table:table-cell table:style-name="PubliAttachments.A2" office:value-type="string">
              <text:p text:style-name="SPTable_20_Contents"/>
            </table:table-cell>
            <table:table-cell table:style-name="PubliAttachments.A2" office:value-type="string">
              <text:p text:style-name="SPTable_20_Contents"/>
            </table:table-cell>
            <table:table-cell table:style-name="PubliAttachments.A2" office:value-type="string">
              <text:p text:style-name="SPTable_20_Contents"/>
            </table:table-cell>
            <table:table-cell table:style-name="PubliAttachments.A2" office:value-type="string">
              <text:p text:style-name="SPTable_20_Contents"/>
            </table:table-cell>
            <table:table-cell table:style-name="PubliAttachments.E2" office:value-type="string">
              <text:p text:style-name="SPTable_20_Contents"/>
            </table:table-cell>
          </table:table-row>
        </table:table>
        <text:p text:style-name="SPStandard"/>
      </text:section>
      <text:section text:style-name="SPSect1" text:name="Classing">
        <text:p text:style-name="SPP9">Plan de classement</text:p>
        <text:p text:style-name="SPStandard">Aucune position</text:p>
      </text:section>
      <text:section text:style-name="SPSect1" text:name="Comments">
        <text:p text:style-name="SPP9">Commentaires</text:p>
        <table:table table:name="PubliComments" table:style-name="PubliComments">
          <table:table-column table:style-name="PubliComments.A"/>
          <table:table-column table:style-name="PubliComments.B"/>
          <table:table-column table:style-name="PubliComments.C"/>
          <table:table-column table:style-name="PubliComments.D"/>
          <table:table-row>
            <table:table-cell table:style-name="PubliComments.A1" office:value-type="string">
              <text:p text:style-name="SPTable_20_Heading">Auteur</text:p>
            </table:table-cell>
            <table:table-cell table:style-name="PubliComments.A1" office:value-type="string">
              <text:p text:style-name="SPTable_20_Heading">Commentaire</text:p>
            </table:table-cell>
            <table:table-cell table:style-name="PubliComments.A1" office:value-type="string">
              <text:p text:style-name="SPTable_20_Heading">Crée le</text:p>
            </table:table-cell>
            <table:table-cell table:style-name="PubliComments.D1" office:value-type="string">
              <text:p text:style-name="SPTable_20_Heading">Modifié le</text:p>
            </table:table-cell>
          </table:table-row>
          <table:table-row>
            <table:table-cell table:style-name="PubliComments.A2" office:value-type="string">
              <text:p text:style-name="SPTable_20_Contents"/>
            </table:table-cell>
            <table:table-cell table:style-name="PubliComments.A2" office:value-type="string">
              <text:p text:style-name="SPTable_20_Contents"/>
            </table:table-cell>
            <table:table-cell table:style-name="PubliComments.A2" office:value-type="string">
              <text:p text:style-name="SPTable_20_Contents"/>
            </table:table-cell>
            <table:table-cell table:style-name="PubliComments.D2" office:value-type="string">
              <text:p text:style-name="SPTable_20_Contents"/>
            </table:table-cell>
          </table:table-row>
        </table:table>
        <text:p text:style-name="SPStandard"/>
      </text:section>
      <text:section text:style-name="SPSect1" text:name="Content">
        <text:p text:style-name="SPP9">Contenu</text:p>
        <text:p text:style-name="SPStandard">Aucun contenu</text:p>
      </text:section>
      <text:p text:style-name="SP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PStandard" style:family="paragraph" style:class="text">
      <style:paragraph-properties fo:margin-left="0cm" fo:margin-right="0cm" fo:margin-top="0cm" fo:margin-bottom="0.212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Standard" style:family="paragraph" style:class="text">
      <style:paragraph-properties fo:margin-left="0cm" fo:margin-right="0cm" fo:margin-top="0cm" fo:margin-bottom="0.212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SPHeading" style:family="paragraph" style:parent-style-name="SPStandard" style:next-style-name="SPText_20_body" style:class="text" style:master-page-name="">
      <style:paragraph-properties fo:margin-top="0.423cm" fo:margin-bottom="0.212cm" style:page-number="auto" fo:keep-with-next="always"/>
      <style:text-properties fo:color="#00ae00" style:font-name="Arial" fo:font-size="14pt" style:font-name-asian="Arial Unicode MS" style:font-size-asian="14pt" style:font-name-complex="Tahoma3" style:font-size-complex="14pt"/>
    </style:style>
    <style:style style:name="SPText_20_body" style:display-name="SP Text body" style:family="paragraph" style:parent-style-name="SPStandard" style:class="text">
      <style:paragraph-properties fo:margin-top="0cm" fo:margin-bottom="0cm"/>
      <style:text-properties fo:font-size="8pt" fo:font-style="italic" style:font-size-asian="8pt" style:font-style-asian="italic" style:font-style-complex="italic"/>
    </style:style>
    <style:style style:name="SPList" style:family="paragraph" style:parent-style-name="SPText_20_body" style:class="list">
      <style:text-properties style:font-name-complex="Tahoma2"/>
    </style:style>
    <style:style style:name="SPCaption" style:family="paragraph" style:parent-style-name="SPStandard" style:next-style-name="SPStandard" style:class="extra">
      <style:paragraph-properties fo:line-height="150%" fo:text-align="start" style:justify-single-word="false"/>
      <style:text-properties fo:font-weight="bold" style:font-weight-asian="bold" style:font-size-complex="10pt" style:font-weight-complex="bold"/>
    </style:style>
    <style:style style:name="SPIndex" style:family="paragraph" style:parent-style-name="SPStandard" style:class="index">
      <style:paragraph-properties text:number-lines="false" text:line-number="0"/>
      <style:text-properties style:font-name-complex="Tahoma2"/>
    </style:style>
    <style:style style:name="SPHeading_20_1" style:display-name="SP Heading 1" style:family="paragraph" style:parent-style-name="SPStandard" style:next-style-name="SPStandard" style:class="text" style:master-page-name="">
      <style:paragraph-properties fo:margin-top="0cm" fo:margin-bottom="0.423cm" fo:text-align="end" style:justify-single-word="false" style:page-number="auto" fo:break-before="auto" fo:break-after="auto" fo:padding-left="0cm" fo:padding-right="0cm" fo:padding-top="0cm" fo:padding-bottom="0.035cm" fo:border-left="none" fo:border-right="none" fo:border-top="0.018cm solid #000000" fo:border-bottom="0.018cm solid #000000" fo:keep-with-next="always"/>
      <style:text-properties fo:text-transform="uppercase" fo:color="#00ae00" fo:font-size="14pt" fo:font-weight="bold" style:font-size-asian="14pt" style:font-weight-asian="bold" style:font-style-complex="italic"/>
    </style:style>
    <style:style style:name="SPHeading_20_2" style:display-name="SP Heading 2" style:family="paragraph" style:parent-style-name="SPStandard" style:next-style-name="SPStandard" style:class="text">
      <style:paragraph-properties fo:margin-top="0.635cm" fo:margin-bottom="0.423cm" fo:keep-with-next="always"/>
      <style:text-properties fo:font-variant="small-caps" fo:color="#00ae00" fo:font-size="13pt" fo:font-weight="bold" style:font-size-asian="13pt" style:font-weight-asian="bold"/>
    </style:style>
    <style:style style:name="SPHeading_20_3" style:display-name="SP Heading 3" style:family="paragraph" style:parent-style-name="SPStandard" style:next-style-name="SPStandard" style:class="text">
      <style:paragraph-properties fo:margin-top="0.52cm" fo:margin-bottom="0.42cm" fo:keep-with-next="always"/>
      <style:text-properties fo:color="#00ae00" fo:font-size="11pt" fo:font-weight="bold" style:font-name-asian="Arial Unicode MS" style:font-size-asian="11pt" style:font-weight-asian="bold" style:font-style-complex="italic" style:font-weight-complex="bold"/>
    </style:style>
    <style:style style:name="SPHeading_20_4" style:display-name="SP Heading 4" style:family="paragraph" style:parent-style-name="SPStandard" style:next-style-name="SPStandard" style:list-style-name="SPWW8Num10" style:class="text">
      <style:paragraph-properties fo:margin-top="0.423cm" fo:margin-bottom="0.423cm" fo:keep-with-next="always"/>
      <style:text-properties fo:color="#000000" fo:font-style="italic" fo:font-weight="bold" style:font-style-asian="italic" style:font-weight-asian="bold" style:font-weight-complex="bold"/>
    </style:style>
    <style:style style:name="SPHeading_20_5" style:display-name="SP Heading 5" style:family="paragraph" style:parent-style-name="SPStandard" style:next-style-name="SPStandard" style:list-style-name="SPWW8Num10" style:class="text">
      <style:paragraph-properties fo:margin-top="0.423cm" fo:margin-bottom="0.423cm" fo:keep-with-next="always"/>
      <style:text-properties fo:color="#999999" fo:font-style="italic" fo:font-weight="bold" style:font-style-asian="italic" style:font-weight-asian="bold" style:font-size-complex="10pt"/>
    </style:style>
    <style:style style:name="SPHeading_20_6" style:display-name="SP Heading 6" style:family="paragraph" style:parent-style-name="SPStandard" style:next-style-name="SPStandard" style:list-style-name="SPWW8Num10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SPHeading_20_7" style:display-name="SP Heading 7" style:family="paragraph" style:parent-style-name="SPStandard" style:next-style-name="SPStandard" style:list-style-name="SPWW8Num10" style:class="text">
      <style:paragraph-properties fo:margin-top="0.423cm" fo:margin-bottom="0.106cm"/>
    </style:style>
    <style:style style:name="SPHeading_20_8" style:display-name="SP Heading 8" style:family="paragraph" style:parent-style-name="SPStandard" style:next-style-name="SPStandard" style:list-style-name="SPWW8Num10" style:class="text">
      <style:paragraph-properties fo:margin-top="0.423cm" fo:margin-bottom="0.106cm"/>
      <style:text-properties fo:font-style="italic" style:font-style-asian="italic" style:font-style-complex="italic"/>
    </style:style>
    <style:style style:name="SPHeading_20_9" style:display-name="SP Heading 9" style:family="paragraph" style:parent-style-name="SPStandard" style:next-style-name="SPStandard" style:list-style-name="SPWW8Num10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SPLISTE1" style:family="paragraph" style:parent-style-name="SPStandard"/>
    <style:style style:name="SPretrait_20_2" style:display-name="SP retrait 2" style:family="paragraph" style:parent-style-name="SPStandard" style:list-style-name="SPWW8Num8">
      <style:text-properties fo:color="#000000" style:font-size-complex="10pt"/>
    </style:style>
    <style:style style:name="SPRetrait_20_3" style:display-name="SP Retrait 3" style:family="paragraph" style:parent-style-name="SPretrait_20_2" style:list-style-name="">
      <style:paragraph-properties fo:margin-left="3.136cm" fo:margin-right="0cm" fo:text-indent="-0.635cm" style:auto-text-indent="false"/>
    </style:style>
    <style:style style:name="SPStyle_20_normal_20_offre" style:display-name="SP Style normal offre" style:family="paragraph" style:parent-style-name="SPStandard">
      <style:text-properties style:font-size-complex="10pt"/>
    </style:style>
    <style:style style:name="SPSOMMAIRE" style:family="paragraph">
      <style:paragraph-properties fo:margin-top="0cm" fo:margin-bottom="0.212cm" fo:orphans="2" fo:widows="2" fo:hyphenation-ladder-count="no-limit"/>
      <style:text-properties fo:font-variant="small-caps"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SPHeader" style:family="paragraph" style:parent-style-name="Standard" style:class="extra">
      <style:text-properties fo:color="#b3b3b3"/>
    </style:style>
    <style:style style:name="SPFooter" style:family="paragraph" style:parent-style-name="Standard" style:class="extra">
      <style:text-properties fo:color="#b3b3b3"/>
    </style:style>
    <style:style style:name="SPContents_20_1" style:display-name="SP Contents 1" style:family="paragraph" style:parent-style-name="SPStandard" style:next-style-name="SPStandard" style:class="index">
      <style:paragraph-properties fo:margin-left="0cm" fo:margin-right="0cm" fo:margin-top="0.635cm" fo:margin-bottom="0.635cm" style:line-height-at-least="0cm" fo:text-indent="0cm" style:auto-text-indent="false"/>
      <style:text-properties fo:font-variant="normal" fo:text-transform="none" style:font-name="Verdana" style:text-underline-style="solid" style:text-underline-width="auto" style:text-underline-color="font-color" fo:font-weight="bold" style:font-weight-asian="bold" style:font-size-complex="13pt" style:font-weight-complex="bold"/>
    </style:style>
    <style:style style:name="SPContents_20_2" style:display-name="SP Contents 2" style:family="paragraph" style:parent-style-name="SPStandard" style:next-style-name="SPStandard" style:class="index">
      <style:paragraph-properties fo:margin-top="0cm" fo:margin-bottom="0cm"/>
      <style:text-properties fo:font-variant="small-caps" style:font-name="Times New Roman" fo:font-weight="bold" style:font-weight-asian="bold" style:font-size-complex="13pt" style:font-weight-complex="bold"/>
    </style:style>
    <style:style style:name="SPContents_20_3" style:display-name="SP Contents 3" style:family="paragraph" style:parent-style-name="SPStandard" style:next-style-name="SPStandard" style:class="index">
      <style:paragraph-properties fo:margin-top="0cm" fo:margin-bottom="0cm"/>
      <style:text-properties fo:font-variant="small-caps" style:font-name="Times New Roman" style:font-size-complex="13pt"/>
    </style:style>
    <style:style style:name="SPTitle" style:family="paragraph" style:parent-style-name="SPStandard" style:next-style-name="SPSubtitle" style:class="chapter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PSubtitle" style:family="paragraph" style:parent-style-name="SPHeading" style:next-style-name="SP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PLISTE2" style:family="paragraph" style:parent-style-name="SPLISTE1" style:list-style-name="SPWW8Num4"/>
    <style:style style:name="SPliste1" style:family="paragraph" style:parent-style-name="SPStandard">
      <style:text-properties fo:color="#000000"/>
    </style:style>
    <style:style style:name="SPliste2" style:family="paragraph" style:list-style-name="SPWW8Num6">
      <style:paragraph-properties fo:margin-left="1.88cm" fo:margin-right="0cm" fo:margin-top="0cm" fo:margin-bottom="0.212cm" fo:text-align="justify" style:justify-single-word="false" fo:orphans="2" fo:widows="2" fo:hyphenation-ladder-count="no-limit" fo:text-indent="-0.63cm" style:auto-text-indent="false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SPNormal_20__28_Web_29_" style:display-name="SP Normal (Web)" style:family="paragraph" style:parent-style-name="SP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/>
    </style:style>
    <style:style style:name="SPTable" style:family="paragraph" style:parent-style-name="SPStandard" style:class="extra">
      <style:paragraph-properties fo:margin-left="1.501cm" fo:margin-right="0cm" fo:margin-top="0.106cm" fo:margin-bottom="0.106cm" fo:text-indent="0cm" style:auto-text-indent="false"/>
      <style:text-properties style:font-name="Arial" style:font-size-complex="10pt"/>
    </style:style>
    <style:style style:name="SPCorps_20_de_20_texte_20_3" style:display-name="SP Corps de texte 3" style:family="paragraph" style:parent-style-name="SPStandard">
      <style:paragraph-properties fo:margin-left="0cm" fo:margin-right="-1.251cm" fo:margin-top="0cm" fo:margin-bottom="0cm" fo:text-indent="0cm" style:auto-text-indent="false"/>
      <style:text-properties style:font-name="Times New Roman" fo:font-size="11pt" style:font-size-asian="11pt" style:font-size-complex="10pt"/>
    </style:style>
    <style:style style:name="SPNormal_20_centré" style:display-name="SP Normal centré" style:family="paragraph" style:parent-style-name="SPStandard">
      <style:paragraph-properties fo:margin-left="0.499cm" fo:margin-right="0.123cm" fo:text-indent="-0.499cm" style:auto-text-indent="false"/>
    </style:style>
    <style:style style:name="SPCorps_20_de_20_texte_20_2" style:display-name="SP Corps de texte 2" style:family="paragraph" style:parent-style-name="SPStandard">
      <style:text-properties fo:font-size="11pt" style:font-size-asian="11pt"/>
    </style:style>
    <style:style style:name="SPListe_20_numéros" style:display-name="SP Liste numéros" style:family="paragraph" style:parent-style-name="SPStandard">
      <style:paragraph-properties fo:margin-top="0cm" fo:margin-bottom="0cm"/>
    </style:style>
    <style:style style:name="SPRetrait_20_corps_20_de_20_texte_20_2" style:display-name="SP Retrait corps de texte 2" style:family="paragraph" style:parent-style-name="SPStandard">
      <style:paragraph-properties fo:margin-left="1.02cm" fo:margin-right="0cm" fo:margin-top="0cm" fo:margin-bottom="0cm" fo:text-indent="0cm" style:auto-text-indent="false"/>
      <style:text-properties fo:font-size="8pt" style:font-size-asian="8pt"/>
    </style:style>
    <style:style style:name="SPRetrait_20_corps_20_de_20_texte_20_3" style:display-name="SP Retrait corps de texte 3" style:family="paragraph" style:parent-style-name="SPStandard">
      <style:paragraph-properties fo:margin-left="1.27cm" fo:margin-right="0cm" fo:margin-top="0cm" fo:margin-bottom="0cm" fo:text-indent="0cm" style:auto-text-indent="false"/>
      <style:text-properties fo:font-size="8pt" style:font-size-asian="8pt"/>
    </style:style>
    <style:style style:name="SPWP_20_corps_20_de_20_texte" style:display-name="SP WP corps de texte" style:family="paragraph" style:parent-style-name="SPText_20_body">
      <style:paragraph-properties fo:margin-left="3.81cm" fo:margin-right="0cm" fo:text-indent="0cm" style:auto-text-indent="false"/>
      <style:text-properties fo:font-size="11pt" fo:font-style="normal" style:font-size-asian="11pt" style:font-style-asian="normal" style:font-style-complex="normal"/>
    </style:style>
    <style:style style:name="SPH5" style:family="paragraph" style:parent-style-name="SPStandard" style:next-style-name="SPStandard">
      <style:paragraph-properties fo:margin-top="0.176cm" fo:margin-bottom="0.176cm" fo:orphans="0" fo:widows="0" fo:hyphenation-ladder-count="no-limit" fo:keep-with-next="always"/>
      <style:text-properties style:font-name="Georgia" fo:font-weight="bold" style:font-name-asian="Lucida Sans Unicode" style:font-weight-asian="bold" style:font-size-complex="10pt" fo:hyphenate="false" fo:hyphenation-remain-char-count="2" fo:hyphenation-push-char-count="2"/>
    </style:style>
    <style:style style:name="SPtextnorm2" style:family="paragraph" style:parent-style-name="SPStandard">
      <style:paragraph-properties fo:margin-top="0cm" fo:margin-bottom="0cm"/>
      <style:text-properties fo:color="#000000" style:font-name="Arial" fo:font-size="7.5pt" style:font-size-asian="7.5pt" style:font-name-complex="Arial" style:font-size-complex="7.5pt"/>
    </style:style>
    <style:style style:name="SPWP_20_retrait_20_1" style:display-name="SP WP retrait 1" style:family="paragraph" style:parent-style-name="SPText_20_body" style:list-style-name="SPWW8Num9">
      <style:paragraph-properties fo:margin-top="0cm" fo:margin-bottom="0.212cm"/>
      <style:text-properties fo:color="#000000" style:font-name="Trebuchet MS" fo:font-size="12pt" fo:font-style="normal" style:font-size-asian="12pt" style:font-style-asian="normal" style:font-style-complex="normal"/>
    </style:style>
    <style:style style:name="SPListe_20_à_20_puces_20_3" style:display-name="SP Liste à puces 3" style:family="paragraph" style:parent-style-name="SPStandard" style:list-style-name="SPWW8Num7">
      <style:paragraph-properties fo:margin-top="0cm" fo:margin-bottom="0cm"/>
      <style:text-properties fo:color="#000000" style:font-size-complex="10pt"/>
    </style:style>
    <style:style style:name="SPText_20_body_20_indent" style:display-name="SP Text body indent" style:family="paragraph" style:parent-style-name="SPStandard" style:class="text">
      <style:paragraph-properties fo:margin-left="0.318cm" fo:margin-right="0cm" fo:margin-top="0cm" fo:margin-bottom="0cm" fo:text-indent="0cm" style:auto-text-indent="false"/>
      <style:text-properties fo:color="#000000" style:font-name-complex="Arial" style:font-size-complex="7pt"/>
    </style:style>
    <style:style style:name="SPH12G40pt" style:family="paragraph" style:parent-style-name="SPStandard">
      <style:paragraph-properties fo:margin-left="0.25cm" fo:margin-right="0cm" fo:margin-top="1.411cm" fo:margin-bottom="0cm" fo:text-align="center" style:justify-single-word="false" fo:text-indent="0cm" style:auto-text-indent="false"/>
      <style:text-properties style:font-name="Helvetica" fo:font-size="12pt" fo:font-weight="bold" style:font-size-asian="12pt" style:font-weight-asian="bold" style:font-size-complex="10pt"/>
    </style:style>
    <style:style style:name="SPParagraphe" style:family="paragraph" style:parent-style-name="SPStandard">
      <style:paragraph-properties fo:margin-left="1cm" fo:margin-right="0cm" fo:text-indent="0cm" style:auto-text-indent="false"/>
      <style:text-properties fo:color="#000000" style:font-size-complex="10pt" style:font-weight-complex="bold"/>
    </style:style>
    <style:style style:name="SPretrait" style:family="paragraph" style:parent-style-name="SPStandard" style:list-style-name="SPWW8Num2">
      <style:paragraph-properties fo:margin-top="0cm" fo:margin-bottom="0cm"/>
      <style:text-properties style:font-name="Times New Roman"/>
    </style:style>
    <style:style style:name="SPLISTE3" style:family="paragraph" style:parent-style-name="SPStandard" style:list-style-name="SPWW8Num3">
      <style:paragraph-properties fo:text-align="start" style:justify-single-word="false"/>
    </style:style>
    <style:style style:name="Footnote" style:family="paragraph" style:parent-style-name="SPStandard" style:class="extra">
      <style:paragraph-properties fo:line-height="150%"/>
      <style:text-properties style:font-size-complex="10pt"/>
    </style:style>
    <style:style style:name="SPContents_20_4" style:display-name="SP Contents 4" style:family="paragraph" style:parent-style-name="SPStandard" style:next-style-name="SP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SPContents_20_5" style:display-name="SP Contents 5" style:family="paragraph" style:parent-style-name="SPStandard" style:next-style-name="SP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SPContents_20_6" style:display-name="SP Contents 6" style:family="paragraph" style:parent-style-name="SPStandard" style:next-style-name="SP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SPContents_20_7" style:display-name="SP Contents 7" style:family="paragraph" style:parent-style-name="SPStandard" style:next-style-name="SP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SPContents_20_8" style:display-name="SP Contents 8" style:family="paragraph" style:parent-style-name="SPStandard" style:next-style-name="SP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SPContents_20_9" style:display-name="SP Contents 9" style:family="paragraph" style:parent-style-name="SPStandard" style:next-style-name="SP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SPnumérotation1" style:family="paragraph" style:list-style-name="SPWW8Num5">
      <style:paragraph-properties fo:margin-left="1.259cm" fo:margin-right="0cm" fo:margin-top="0cm" fo:margin-bottom="0.212cm" fo:line-height="150%" fo:text-align="justify" style:justify-single-word="false" fo:orphans="2" fo:widows="2" fo:hyphenation-ladder-count="no-limit" fo:text-indent="-0.63cm" style:auto-text-indent="false">
        <style:tab-stops>
          <style:tab-stop style:position="7.562cm"/>
        </style:tab-stops>
      </style:paragraph-properties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SPTexte_20_de_20_bulles" style:display-name="SP Texte de bulles" style:family="paragraph" style:parent-style-name="SPStandard">
      <style:paragraph-properties fo:line-height="150%" fo:text-align="start" style:justify-single-word="false"/>
      <style:text-properties style:font-name="Tahoma" fo:font-size="8pt" style:font-size-asian="8pt" style:font-name-complex="Tahoma" style:font-size-complex="8pt"/>
    </style:style>
    <style:style style:name="SPStyle_20_Légende_20__2b__20__28_Latin_29__20_11_20_pt" style:display-name="SP Style Légende + (Latin) 11 pt" style:family="paragraph" style:parent-style-name="SPCaption">
      <style:paragraph-properties fo:margin-top="0cm" fo:margin-bottom="0cm" fo:line-height="100%" fo:text-align="center" style:justify-single-word="false" fo:hyphenation-ladder-count="no-limit"/>
      <style:text-properties style:font-name="Garamond" fo:font-size="11pt" style:font-size-asian="11pt" fo:hyphenate="false" fo:hyphenation-remain-char-count="2" fo:hyphenation-push-char-count="2"/>
    </style:style>
    <style:style style:name="SPTitreParagraphe" style:family="paragraph" style:parent-style-name="SPCaption" style:next-style-name="SPStandard">
      <style:paragraph-properties fo:margin-top="0.212cm" fo:margin-bottom="0.212cm" fo:line-height="100%" fo:text-align="justify" style:justify-single-word="false"/>
    </style:style>
    <style:style style:name="SPTitre3" style:family="paragraph" style:parent-style-name="SPStandard"/>
    <style:style style:name="SPtitre_20_schema" style:display-name="SP titre schema" style:family="paragraph" style:parent-style-name="SPStandard">
      <style:paragraph-properties fo:text-align="center" style:justify-single-word="false"/>
      <style:text-properties style:font-name="Times New Roman"/>
    </style:style>
    <style:style style:name="SPCar_20_Car_20_Car_20_Car_20_Car_20_Car_20_Car_20_Car_20_Car_20_Car_20_Car_20_Car_20_Car_20_Car_20_Car_20_Car_20_Car_20_Car_20_Car_20_Car_20_Car_20_Car_20_Car_20_Car_20_Car" style:display-name="SP Car Car Car Car Car Car Car Car Car Car Car Car Car Car Car Car Car Car Car Car Car Car Car Car Car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SPPré-Titre" style:family="paragraph" style:parent-style-name="SPStandard">
      <style:paragraph-properties fo:margin-left="2cm" fo:margin-right="2cm" fo:margin-top="0.212cm" fo:margin-bottom="0cm" fo:text-align="center" style:justify-single-word="false" fo:text-indent="0cm" style:auto-text-indent="false"/>
      <style:text-properties style:font-name="Times New Roman" fo:font-size="20pt" fo:text-shadow="1pt 1pt" style:font-size-asian="20pt" style:font-size-complex="24pt"/>
    </style:style>
    <style:style style:name="SPLégende1" style:family="paragraph" style:parent-style-name="SPStandard">
      <style:paragraph-properties fo:margin-top="0.212cm" fo:margin-bottom="0.212cm" fo:text-align="center" style:justify-single-word="false" fo:hyphenation-ladder-count="no-limit" text:number-lines="false" text:line-number="0"/>
      <style:text-properties style:font-name="Garamond" fo:font-size="11pt" fo:font-style="italic" fo:font-weight="bold" style:font-size-asian="11pt" style:font-style-asian="italic" style:font-weight-asian="bold" style:font-name-complex="Tahoma" style:font-size-complex="11pt" style:font-style-complex="italic" fo:hyphenate="false" fo:hyphenation-remain-char-count="2" fo:hyphenation-push-char-count="2"/>
    </style:style>
    <style:style style:name="SPCar_20_Car_20_Car_20_Car_20_Car_20_Car_20_Car" style:display-name="SP Car Car Car Car Car Car Car" style:family="paragraph" style:parent-style-name="SPStandard">
      <style:paragraph-properties fo:margin-top="0cm" fo:margin-bottom="0.282cm" fo:line-height="0.423cm" fo:text-align="start" style:justify-single-word="false"/>
      <style:text-properties style:font-name="Arial" fo:font-size="8pt" fo:language="en" fo:country="US" style:font-size-asian="8pt" style:font-size-complex="8pt"/>
    </style:style>
    <style:style style:name="SPPréformaté_20_HTML" style:display-name="SP Préformaté HTML" style:family="paragraph" style:parent-style-name="SPStandard">
      <style:paragraph-properties fo:margin-top="0cm" fo:margin-bottom="0cm" fo:text-align="start" style:justify-single-word="false"/>
      <style:text-properties style:font-name="Courier New" style:font-name-complex="Courier New" style:font-size-complex="10pt"/>
    </style:style>
    <style:style style:name="SPParagraphe_20_de_20_liste" style:display-name="SP Paragraphe de liste" style:family="paragraph" style:parent-style-name="SPStandard">
      <style:paragraph-properties fo:margin-left="1.249cm" fo:margin-right="0cm" fo:margin-top="0cm" fo:margin-bottom="0cm" fo:text-align="start" style:justify-single-word="false" fo:text-indent="0cm" style:auto-text-indent="false"/>
      <style:text-properties style:font-name="Times New Roman" style:font-size-complex="10pt"/>
    </style:style>
    <style:style style:name="SPTexte_20_brut" style:display-name="SP Texte brut" style:family="paragraph" style:parent-style-name="SPStandard">
      <style:paragraph-properties fo:margin-top="0cm" fo:margin-bottom="0cm" fo:text-align="start" style:justify-single-word="false"/>
      <style:text-properties style:font-name="Consolas" fo:font-size="10.5pt" style:font-name-asian="Calibri" style:font-size-asian="10.5pt" style:font-size-complex="10.5pt"/>
    </style:style>
    <style:style style:name="SPChar_20_Car_20_Char1_20_Car_20_Car_20_Car_20_Car_20_Car_20_Car1" style:display-name="SP Char Car Char1 Car Car Car Car Car Car1" style:family="paragraph" style:parent-style-name="SPStandard">
      <style:paragraph-properties fo:margin-top="0cm" fo:margin-bottom="0cm" fo:line-height="0.035cm" fo:text-align="start" style:justify-single-word="false"/>
      <style:text-properties style:font-name="Bookman Old Style" fo:font-size="12pt" fo:language="en" fo:country="US" style:font-size-asian="12pt"/>
    </style:style>
    <style:style style:name="SPStyle_20_5" style:display-name="SP Style 5" style:family="paragraph" style:parent-style-name="SPStandard">
      <style:paragraph-properties fo:margin-top="0.254cm" fo:margin-bottom="0cm" fo:orphans="0" fo:widows="0" style:text-autospace="none"/>
      <style:text-properties style:font-name="Tahoma" fo:font-size="10.5pt" style:font-size-asian="10.5pt" style:font-name-complex="Tahoma" style:font-size-complex="10.5pt"/>
    </style:style>
    <style:style style:name="SPDefault" style:family="paragraph">
      <style:paragraph-properties fo:orphans="2" fo:widows="2" fo:hyphenation-ladder-count="no-limit" style:text-autospace="none"/>
      <style:text-properties fo:color="#000000" style:font-name="Verdana" fo:font-size="12pt" fo:language="fr" fo:country="FR" style:font-name-asian="Times New Roman" style:font-size-asian="12pt" style:language-asian="zxx" style:country-asian="none" style:font-name-complex="Verdana" style:font-size-complex="12pt" style:language-complex="ar" style:country-complex="SA" fo:hyphenate="false" fo:hyphenation-remain-char-count="2" fo:hyphenation-push-char-count="2"/>
    </style:style>
    <style:style style:name="SPCorps_20_de_20_texte_20_21" style:display-name="SP Corps de texte 21" style:family="paragraph" style:parent-style-name="SPStandard">
      <style:paragraph-properties fo:margin-top="0cm" fo:margin-bottom="0cm" fo:orphans="0" fo:widows="0" fo:hyphenation-ladder-count="no-limit"/>
      <style:text-properties fo:color="#000000" style:font-name="Arial" fo:font-size="12pt" fo:language="en" fo:country="US" style:font-name-asian="Lucida Sans Unicode" style:font-size-asian="12pt" style:font-name-complex="Arial" style:language-complex="en" style:country-complex="US" style:font-weight-complex="bold" fo:hyphenate="false" fo:hyphenation-remain-char-count="2" fo:hyphenation-push-char-count="2"/>
    </style:style>
    <style:style style:name="SP_30_4_5f_ARTICLE_20_-_20_Titre" style:display-name="SP 04_ARTICLE - Titre" style:family="paragraph" style:next-style-name="SPStandard">
      <style:paragraph-properties fo:margin-top="0.847cm" fo:margin-bottom="0.423cm" fo:orphans="2" fo:widows="2" fo:hyphenation-ladder-count="no-limit" fo:background-color="#808080" fo:padding="0.035cm" fo:border="0.018cm solid #808080">
        <style:background-image/>
      </style:paragraph-properties>
      <style:text-properties fo:text-transform="uppercase" fo:color="#ffffff" style:font-name="Arial Black" fo:font-size="10pt" fo:language="fr" fo:country="FR" style:font-name-asian="Arial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SPEn-tête_20_de_20_table_20_des_20_matières" style:display-name="SP En-tête de table des matières" style:family="paragraph" style:parent-style-name="SPHeading_20_1" style:next-style-name="SP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size="14pt" style:font-size-asian="14pt" style:font-size-complex="14pt" style:font-style-complex="normal" style:font-weight-complex="bold"/>
    </style:style>
    <style:style style:name="SPTitre_20__28_Page_20_de_20_garde_29_" style:display-name="SP Titre (Page de garde)" style:family="paragraph" style:parent-style-name="SPStandard" style:next-style-name="SPStandard">
      <style:paragraph-properties fo:margin-left="0cm" fo:margin-right="0cm" fo:margin-top="0.499cm" fo:margin-bottom="0.621cm" style:line-height-at-least="1.27cm" fo:text-align="center" style:justify-single-word="false" fo:keep-together="always" fo:hyphenation-ladder-count="no-limit" fo:text-indent="0cm" style:auto-text-indent="false" fo:keep-with-next="always"/>
      <style:text-properties fo:text-transform="uppercase" fo:color="#00ae00" style:font-name="Garamond" fo:font-size="24pt" fo:letter-spacing="0.115cm" fo:font-weight="bold" style:letter-kerning="true" style:font-size-asian="32pt" style:font-size-complex="10pt" fo:hyphenate="false" fo:hyphenation-remain-char-count="2" fo:hyphenation-push-char-count="2"/>
    </style:style>
    <style:style style:name="SPContents_20_Heading" style:display-name="SP Contents Heading" style:family="paragraph" style:parent-style-name="SPHeading" style:class="index">
      <style:paragraph-properties fo:margin-left="0cm" fo:margin-right="0cm" fo:margin-top="0.42cm" fo:margin-bottom="0.409cm" fo:text-align="end" style:justify-single-word="false" fo:text-indent="0cm" style:auto-text-indent="false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SPContents_20_10" style:display-name="SP Contents 10" style:family="paragraph" style:parent-style-name="SP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SPTable_20_Contents" style:display-name="SP Table Contents" style:family="paragraph" style:parent-style-name="SPStandard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SPPreformatted_20_Text" style:display-name="SP Preformatted Text" style:family="paragraph" style:parent-style-name="SPStandard" style:class="html">
      <style:paragraph-properties fo:margin-top="0cm" fo:margin-bottom="0cm" fo:padding="0.049cm" fo:border="0.002cm solid #000000" style:shadow="non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PTable_20_Heading" style:display-name="SP Table Heading" style:family="paragraph" style:parent-style-name="SP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Frame_20_contents" style:display-name="SP Frame contents" style:family="paragraph" style:parent-style-name="SPText_20_body" style:class="extra"/>
    <style:style style:name="SPWW8Num2z0" style:family="text">
      <style:text-properties style:font-name="Symbol"/>
    </style:style>
    <style:style style:name="SPWW8Num3z0" style:family="text">
      <style:text-properties style:font-name="Symbol"/>
    </style:style>
    <style:style style:name="SPWW8Num4z0" style:family="text">
      <style:text-properties style:font-name="Wingdings" fo:font-size="8pt" style:font-size-asian="8pt"/>
    </style:style>
    <style:style style:name="SPWW8Num5z0" style:family="text">
      <style:text-properties style:font-name="Symbol"/>
    </style:style>
    <style:style style:name="SPWW8Num6z0" style:family="text">
      <style:text-properties style:font-name="Symbol"/>
    </style:style>
    <style:style style:name="SPWW8Num7z0" style:family="text">
      <style:text-properties style:font-name="Wingdings" fo:font-size="12pt" style:font-size-asian="12pt"/>
    </style:style>
    <style:style style:name="SPWW8Num8z0" style:family="text">
      <style:text-properties style:font-name="Symbol"/>
    </style:style>
    <style:style style:name="SPWW8Num8z1" style:family="text">
      <style:text-properties style:font-name="Courier New" style:font-name-complex="Courier New"/>
    </style:style>
    <style:style style:name="SPWW8Num8z2" style:family="text">
      <style:text-properties style:font-name="Wingdings"/>
    </style:style>
    <style:style style:name="SPWW8Num8z4" style:family="text">
      <style:text-properties style:font-name="Courier New" style:font-name-complex="Courier New"/>
    </style:style>
    <style:style style:name="SPWW8Num9z0" style:family="text">
      <style:text-properties style:font-name="Symbol"/>
    </style:style>
    <style:style style:name="SPWW8Num13z0" style:family="text">
      <style:text-properties fo:color="#1f497d" fo:font-size="24pt" fo:font-weight="normal" style:font-size-asian="24pt" style:font-weight-asian="normal"/>
    </style:style>
    <style:style style:name="SPWW8Num13z1" style:family="text">
      <style:text-properties style:font-name="Arial" style:font-name-asian="Times New Roman" style:font-name-complex="Arial"/>
    </style:style>
    <style:style style:name="SPWW8Num13z3" style:family="text">
      <style:text-properties style:font-name="Symbol1" style:font-name-complex="OpenSymbol"/>
    </style:style>
    <style:style style:name="SPWW8Num16z0" style:family="text">
      <style:text-properties style:font-name="Symbol"/>
    </style:style>
    <style:style style:name="SPWW8Num16z1" style:family="text">
      <style:text-properties style:font-name="Courier New" style:font-name-complex="Courier New"/>
    </style:style>
    <style:style style:name="SPWW8Num16z3" style:family="text">
      <style:text-properties fo:color="#1f497d" style:font-name="Symbol1" fo:font-size="14pt" fo:font-weight="normal" style:font-size-asian="14pt" style:font-weight-asian="normal"/>
    </style:style>
    <style:style style:name="SPWW8Num17z0" style:family="text">
      <style:text-properties fo:color="#1f497d" fo:font-size="14pt" fo:font-weight="normal" style:font-size-asian="14pt" style:font-weight-asian="normal"/>
    </style:style>
    <style:style style:name="SPWW8Num17z1" style:family="text">
      <style:text-properties style:font-name="OpenSymbol" style:font-name-complex="OpenSymbol"/>
    </style:style>
    <style:style style:name="SPWW8Num17z3" style:family="text">
      <style:text-properties style:font-name="Symbol1"/>
    </style:style>
    <style:style style:name="SPWW8Num18z0" style:family="text">
      <style:text-properties style:font-name="Symbol"/>
    </style:style>
    <style:style style:name="SPWW8Num18z1" style:family="text">
      <style:text-properties style:font-name="OpenSymbol" style:font-name-complex="OpenSymbol"/>
    </style:style>
    <style:style style:name="SPWW8Num18z3" style:family="text">
      <style:text-properties style:font-name="Symbol1" fo:font-size="10pt" style:font-size-asian="10pt"/>
    </style:style>
    <style:style style:name="SPWW8Num19z0" style:family="text">
      <style:text-properties style:font-name="Symbol" fo:font-size="10pt" style:font-size-asian="10pt"/>
    </style:style>
    <style:style style:name="SPWW8Num19z1" style:family="text">
      <style:text-properties style:font-name="OpenSymbol" style:font-name-complex="OpenSymbol"/>
    </style:style>
    <style:style style:name="SPWW8Num19z3" style:family="text">
      <style:text-properties style:font-name="Symbol1" style:font-name-complex="OpenSymbol"/>
    </style:style>
    <style:style style:name="SPWW8Num20z0" style:family="text">
      <style:text-properties style:font-name="Symbol1" style:font-name-complex="OpenSymbol"/>
    </style:style>
    <style:style style:name="SPWW8Num20z1" style:family="text">
      <style:text-properties style:font-name="OpenSymbol" style:font-name-complex="OpenSymbol"/>
    </style:style>
    <style:style style:name="SPWW8Num20z3" style:family="text">
      <style:text-properties style:font-name="Symbol1" style:font-name-complex="OpenSymbol"/>
    </style:style>
    <style:style style:name="SPWW8Num21z0" style:family="text">
      <style:text-properties style:font-name="Symbol1" style:font-name-complex="OpenSymbol"/>
    </style:style>
    <style:style style:name="SPWW8Num21z1" style:family="text">
      <style:text-properties style:font-name="OpenSymbol" style:font-name-complex="OpenSymbol"/>
    </style:style>
    <style:style style:name="SPWW8Num22z0" style:family="text">
      <style:text-properties style:font-name="Wingdings" fo:font-size="12pt" style:font-size-asian="12pt"/>
    </style:style>
    <style:style style:name="SPWW8Num22z1" style:family="text">
      <style:text-properties style:font-name="Courier New"/>
    </style:style>
    <style:style style:name="SPWW8Num22z3" style:family="text">
      <style:text-properties style:font-name="Symbol"/>
    </style:style>
    <style:style style:name="SPWW8Num23z0" style:family="text">
      <style:text-properties style:font-name="Symbol"/>
    </style:style>
    <style:style style:name="SPWW8Num23z1" style:family="text">
      <style:text-properties style:font-name="Courier New"/>
    </style:style>
    <style:style style:name="SPWW8Num24z0" style:family="text">
      <style:text-properties style:font-name="Symbol"/>
    </style:style>
    <style:style style:name="SPWW8Num24z1" style:family="text">
      <style:text-properties style:font-name="Courier New" style:font-name-complex="Courier New"/>
    </style:style>
    <style:style style:name="SPWW8Num24z3" style:family="text">
      <style:text-properties style:font-name="Symbol1" style:font-name-complex="OpenSymbol"/>
    </style:style>
    <style:style style:name="SPWW8Num25z0" style:family="text">
      <style:text-properties style:font-name="Wingdings1" style:font-name-complex="OpenSymbol"/>
    </style:style>
    <style:style style:name="SPWW8Num25z1" style:family="text">
      <style:text-properties style:font-name="OpenSymbol" style:font-name-complex="OpenSymbol"/>
    </style:style>
    <style:style style:name="SPWW8Num25z3" style:family="text">
      <style:text-properties style:font-name="Symbol1" style:font-name-complex="OpenSymbol"/>
    </style:style>
    <style:style style:name="SPWW8Num26z0" style:family="text">
      <style:text-properties style:font-name="Arial" style:font-name-asian="Times New Roman" style:font-name-complex="Arial"/>
    </style:style>
    <style:style style:name="SPWW8Num26z1" style:family="text">
      <style:text-properties style:font-name="Courier New" style:font-name-complex="Courier New"/>
    </style:style>
    <style:style style:name="SPWW8Num26z3" style:family="text">
      <style:text-properties style:font-name="Symbol"/>
    </style:style>
    <style:style style:name="SPWW8Num27z0" style:family="text">
      <style:text-properties style:font-name="Symbol"/>
    </style:style>
    <style:style style:name="SPWW8Num27z1" style:family="text">
      <style:text-properties style:font-name="Verdana"/>
    </style:style>
    <style:style style:name="SPWW8Num28z0" style:family="text">
      <style:text-properties style:font-name="Symbol"/>
    </style:style>
    <style:style style:name="SPWW8Num28z1" style:family="text">
      <style:text-properties style:font-name="Courier New" style:font-name-complex="Courier New"/>
    </style:style>
    <style:style style:name="SPWW8Num29z0" style:family="text">
      <style:text-properties style:font-name="Wingdings" fo:font-size="8pt" style:font-size-asian="8pt"/>
    </style:style>
    <style:style style:name="SPWW8Num29z1" style:family="text">
      <style:text-properties style:font-name="Courier New"/>
    </style:style>
    <style:style style:name="SPWW8Num29z3" style:family="text">
      <style:text-properties style:font-name="Symbol"/>
    </style:style>
    <style:style style:name="SPWW8Num30z0" style:family="text">
      <style:text-properties style:font-name="Wingdings1" style:font-name-complex="OpenSymbol"/>
    </style:style>
    <style:style style:name="SPWW8Num30z1" style:family="text">
      <style:text-properties style:font-name="OpenSymbol" style:font-name-complex="OpenSymbol"/>
    </style:style>
    <style:style style:name="SPWW8Num30z3" style:family="text">
      <style:text-properties style:font-name="Symbol1" style:font-name-complex="OpenSymbol"/>
    </style:style>
    <style:style style:name="SPWW8Num31z0" style:family="text">
      <style:text-properties style:font-name="Wingdings1" style:font-name-complex="OpenSymbol"/>
    </style:style>
    <style:style style:name="SPWW8Num31z1" style:family="text">
      <style:text-properties style:font-name="OpenSymbol" style:font-name-complex="OpenSymbol"/>
    </style:style>
    <style:style style:name="SPWW8Num31z3" style:family="text">
      <style:text-properties style:font-name="Symbol1" style:font-name-complex="OpenSymbol"/>
    </style:style>
    <style:style style:name="SPWW8Num32z0" style:family="text">
      <style:text-properties style:font-name="Symbol"/>
    </style:style>
    <style:style style:name="SPWW8Num32z1" style:family="text">
      <style:text-properties style:font-name="Courier New" style:font-name-complex="Courier New"/>
    </style:style>
    <style:style style:name="SPWW8Num32z3" style:family="text">
      <style:text-properties style:font-name="Symbol1" style:font-name-complex="OpenSymbol"/>
    </style:style>
    <style:style style:name="SPWW8Num33z0" style:family="text">
      <style:text-properties fo:color="#1f497d" fo:font-size="14pt" fo:font-weight="normal" style:font-size-asian="14pt" style:font-weight-asian="normal"/>
    </style:style>
    <style:style style:name="SPWW8Num33z1" style:family="text">
      <style:text-properties style:font-name="OpenSymbol" style:font-name-complex="OpenSymbol"/>
    </style:style>
    <style:style style:name="SPWW8Num33z3" style:family="text">
      <style:text-properties style:font-name="Symbol1" style:font-name-complex="OpenSymbol"/>
    </style:style>
    <style:style style:name="SPWW8Num34z0" style:family="text">
      <style:text-properties style:font-name="Symbol" style:font-name-asian="Times New Roman" style:font-name-complex="Arial"/>
    </style:style>
    <style:style style:name="SPWW8Num35z0" style:family="text">
      <style:text-properties style:font-name="Arial" fo:font-weight="normal" style:font-name-asian="Times New Roman" style:font-weight-asian="normal" style:font-name-complex="Arial"/>
    </style:style>
    <style:style style:name="SPWW8Num36z0" style:family="text">
      <style:text-properties style:font-name="Wingdings1" style:font-name-complex="OpenSymbol"/>
    </style:style>
    <style:style style:name="SPWW8Num36z1" style:family="text">
      <style:text-properties style:font-name="Symbol1" style:font-name-complex="OpenSymbol"/>
    </style:style>
    <style:style style:name="SPWW8Num37z0" style:family="text">
      <style:text-properties style:font-name="Wingdings1" style:font-name-complex="OpenSymbol"/>
    </style:style>
    <style:style style:name="SPWW8Num37z1" style:family="text">
      <style:text-properties style:font-name="Symbol1" style:font-name-complex="OpenSymbol"/>
    </style:style>
    <style:style style:name="SPWW8Num38z0" style:family="text">
      <style:text-properties style:font-name="Symbol1" style:font-name-complex="OpenSymbol"/>
    </style:style>
    <style:style style:name="SPWW8Num39z0" style:family="text">
      <style:text-properties style:font-name="Wingdings1" style:font-name-complex="OpenSymbol"/>
    </style:style>
    <style:style style:name="SPWW8Num39z1" style:family="text">
      <style:text-properties style:font-name="Symbol1" style:font-name-complex="OpenSymbol"/>
    </style:style>
    <style:style style:name="SPWW8Num40z0" style:family="text">
      <style:text-properties style:font-name="Wingdings1" style:font-name-complex="OpenSymbol"/>
    </style:style>
    <style:style style:name="SPWW8Num40z1" style:family="text">
      <style:text-properties style:font-name="Symbol1" style:font-name-complex="OpenSymbol"/>
    </style:style>
    <style:style style:name="SPWW8Num41z0" style:family="text">
      <style:text-properties style:font-name="Wingdings1" style:font-name-complex="OpenSymbol"/>
    </style:style>
    <style:style style:name="SPWW8Num41z1" style:family="text">
      <style:text-properties style:font-name="OpenSymbol" style:font-name-complex="OpenSymbol"/>
    </style:style>
    <style:style style:name="SPWW8Num41z3" style:family="text">
      <style:text-properties style:font-name="Symbol1" style:font-name-complex="OpenSymbol"/>
    </style:style>
    <style:style style:name="SPWW8Num42z0" style:family="text">
      <style:text-properties style:font-name="Wingdings1" style:font-name-complex="OpenSymbol"/>
    </style:style>
    <style:style style:name="SPWW8Num42z1" style:family="text">
      <style:text-properties style:font-name="Symbol1" style:font-name-complex="OpenSymbol"/>
    </style:style>
    <style:style style:name="SPWW8Num43z0" style:family="text">
      <style:text-properties style:font-name="Wingdings1" style:font-name-complex="OpenSymbol"/>
    </style:style>
    <style:style style:name="SPAbsatz-Standardschriftart" style:family="text"/>
    <style:style style:name="SPWW8Num14z0" style:family="text">
      <style:text-properties style:font-name="Symbol1" style:font-name-complex="OpenSymbol"/>
    </style:style>
    <style:style style:name="SPWW8Num14z1" style:family="text">
      <style:text-properties style:font-name="OpenSymbol" style:font-name-complex="OpenSymbol"/>
    </style:style>
    <style:style style:name="SPWW-Absatz-Standardschriftart" style:family="text"/>
    <style:style style:name="SPWW8Num15z0" style:family="text">
      <style:text-properties style:font-name="Wingdings" fo:font-size="8pt" style:font-size-asian="8pt"/>
    </style:style>
    <style:style style:name="SPWW8Num15z1" style:family="text">
      <style:text-properties style:font-name="OpenSymbol" style:font-name-complex="OpenSymbol"/>
    </style:style>
    <style:style style:name="SPWW-Absatz-Standardschriftart1" style:family="text"/>
    <style:style style:name="SPWW-Absatz-Standardschriftart11" style:family="text"/>
    <style:style style:name="SPWW8Num9z1" style:family="text">
      <style:text-properties style:font-name="Courier New" style:font-name-complex="Courier New"/>
    </style:style>
    <style:style style:name="SPWW8Num9z2" style:family="text">
      <style:text-properties style:font-name="Wingdings"/>
    </style:style>
    <style:style style:name="SPWW8Num9z4" style:family="text">
      <style:text-properties style:font-name="Courier New" style:font-name-complex="Courier New"/>
    </style:style>
    <style:style style:name="SPWW8Num10z0" style:family="text">
      <style:text-properties style:font-name="Symbol"/>
    </style:style>
    <style:style style:name="SPWW-Absatz-Standardschriftart111" style:family="text"/>
    <style:style style:name="SPWW8Num1z0" style:family="text">
      <style:text-properties style:font-name="Symbol"/>
    </style:style>
    <style:style style:name="SPWW8Num10z1" style:family="text">
      <style:text-properties style:font-name="Wingdings"/>
    </style:style>
    <style:style style:name="SPWW8Num11z0" style:family="text">
      <style:text-properties style:font-name="Wingdings" fo:font-size="8pt" style:font-size-asian="8pt"/>
    </style:style>
    <style:style style:name="SPWW8Num11z1" style:family="text">
      <style:text-properties style:font-name="Courier New"/>
    </style:style>
    <style:style style:name="SPWW8Num11z2" style:family="text">
      <style:text-properties style:font-name="Wingdings"/>
    </style:style>
    <style:style style:name="SPWW8Num11z3" style:family="text">
      <style:text-properties style:font-name="Symbol"/>
    </style:style>
    <style:style style:name="SPWW8Num12z0" style:family="text">
      <style:text-properties style:font-name="Symbol"/>
    </style:style>
    <style:style style:name="SPWW8Num12z1" style:family="text">
      <style:text-properties style:font-name="Courier New" style:font-name-complex="Courier New"/>
    </style:style>
    <style:style style:name="SPWW8Num12z2" style:family="text">
      <style:text-properties style:font-name="Wingdings"/>
    </style:style>
    <style:style style:name="SPWW8Num16z2" style:family="text">
      <style:text-properties style:font-name="Wingdings"/>
    </style:style>
    <style:style style:name="SPWW8Num22z2" style:family="text">
      <style:text-properties style:font-name="Wingdings"/>
    </style:style>
    <style:style style:name="SPWW8Num23z2" style:family="text">
      <style:text-properties style:font-name="Wingdings"/>
    </style:style>
    <style:style style:name="SPWW8Num24z2" style:family="text">
      <style:text-properties style:font-name="Wingdings"/>
    </style:style>
    <style:style style:name="SPWW8Num26z2" style:family="text">
      <style:text-properties style:font-name="Wingdings"/>
    </style:style>
    <style:style style:name="SPWW8Num27z2" style:family="text">
      <style:text-properties style:font-name="Wingdings"/>
    </style:style>
    <style:style style:name="SPWW8Num27z4" style:family="text">
      <style:text-properties style:font-name="Courier New" style:font-name-complex="Courier New"/>
    </style:style>
    <style:style style:name="SPWW8Num28z2" style:family="text">
      <style:text-properties style:font-name="Wingdings"/>
    </style:style>
    <style:style style:name="SPWW8Num29z2" style:family="text">
      <style:text-properties style:font-name="Wingdings"/>
    </style:style>
    <style:style style:name="SPWW8Num32z2" style:family="text">
      <style:text-properties style:font-name="Wingdings"/>
    </style:style>
    <style:style style:name="SPWW8Num34z1" style:family="text">
      <style:text-properties style:font-name="Courier New" style:font-name-complex="Courier New"/>
    </style:style>
    <style:style style:name="SPWW8Num34z2" style:family="text">
      <style:text-properties style:font-name="Wingdings"/>
    </style:style>
    <style:style style:name="SPWW8Num34z3" style:family="text">
      <style:text-properties style:font-name="Symbol"/>
    </style:style>
    <style:style style:name="SPWW8Num35z1" style:family="text">
      <style:text-properties style:font-name="Courier New" style:font-name-complex="Courier New"/>
    </style:style>
    <style:style style:name="SPWW8Num35z2" style:family="text">
      <style:text-properties style:font-name="Wingdings"/>
    </style:style>
    <style:style style:name="SPWW8Num35z3" style:family="text">
      <style:text-properties style:font-name="Symbol"/>
    </style:style>
    <style:style style:name="SPPolice_20_par_20_défaut" style:display-name="SP Police par défaut" style:family="text"/>
    <style:style style:name="SPTitre_20_1_20_Car" style:display-name="SP Titre 1 Car" style:family="text" style:parent-style-name="SPPolice_20_par_20_défaut">
      <style:text-properties fo:text-transform="uppercase" fo:color="#000000" style:font-name="Verdana" fo:font-size="13pt" fo:font-weight="bold" style:font-name-asian="Times New Roman" style:font-size-asian="13pt" style:font-weight-asian="bold" style:font-size-complex="12pt" style:font-style-complex="italic"/>
    </style:style>
    <style:style style:name="SPTitre_20_2_20_Car" style:display-name="SP Titre 2 Car" style:family="text" style:parent-style-name="SPPolice_20_par_20_défaut">
      <style:text-properties fo:font-variant="small-caps" fo:color="#000000" style:font-name="Verdana" fo:font-size="13pt" fo:font-weight="bold" style:font-name-asian="Times New Roman" style:font-size-asian="13pt" style:font-weight-asian="bold" style:font-size-complex="12pt"/>
    </style:style>
    <style:style style:name="SPTitre_20_3_20_Car" style:display-name="SP Titre 3 Car" style:family="text" style:parent-style-name="SPPolice_20_par_20_défaut">
      <style:text-properties fo:color="#000000" style:font-name="Verdana" fo:font-size="11pt" fo:font-weight="bold" style:font-name-asian="Arial Unicode MS" style:font-size-asian="11pt" style:font-weight-asian="bold" style:font-size-complex="12pt" style:font-style-complex="italic" style:font-weight-complex="bold"/>
    </style:style>
    <style:style style:name="SPTitre_20_4_20_Car" style:display-name="SP Titre 4 Car" style:family="text" style:parent-style-name="SPPolice_20_par_20_défaut">
      <style:text-properties fo:color="#000000" style:font-name="Verdana" fo:font-style="italic" fo:font-weight="bold" style:font-name-asian="Times New Roman" style:font-style-asian="italic" style:font-weight-asian="bold" style:font-size-complex="12pt" style:font-weight-complex="bold"/>
    </style:style>
    <style:style style:name="SPTitre_20_5_20_Car" style:display-name="SP Titre 5 Car" style:family="text" style:parent-style-name="SPPolice_20_par_20_défaut">
      <style:text-properties fo:color="#999999" style:font-name="Verdana" fo:font-style="italic" fo:font-weight="bold" style:font-name-asian="Times New Roman" style:font-style-asian="italic" style:font-weight-asian="bold"/>
    </style:style>
    <style:style style:name="SPTitre_20_6_20_Car" style:display-name="SP Titre 6 Car" style:family="text" style:parent-style-name="SPPolice_20_par_20_défaut">
      <style:text-properties style:font-name="Verdana" fo:font-size="11pt" fo:font-weight="bold" style:font-name-asian="Times New Roman" style:font-size-asian="11pt" style:font-weight-asian="bold" style:font-size-complex="11pt" style:font-weight-complex="bold"/>
    </style:style>
    <style:style style:name="SPTitre_20_7_20_Car" style:display-name="SP Titre 7 Car" style:family="text" style:parent-style-name="SPPolice_20_par_20_défaut">
      <style:text-properties style:font-name="Verdana" style:font-name-asian="Times New Roman" style:font-size-complex="12pt"/>
    </style:style>
    <style:style style:name="SPTitre_20_8_20_Car" style:display-name="SP Titre 8 Car" style:family="text" style:parent-style-name="SPPolice_20_par_20_défaut">
      <style:text-properties style:font-name="Verdana" fo:font-style="italic" style:font-name-asian="Times New Roman" style:font-style-asian="italic" style:font-size-complex="12pt" style:font-style-complex="italic"/>
    </style:style>
    <style:style style:name="SPTitre_20_9_20_Car" style:display-name="SP Titre 9 Car" style:family="text" style:parent-style-name="SPPolice_20_par_20_défaut">
      <style:text-properties style:font-name="Arial" fo:font-size="11pt" style:font-name-asian="Times New Roman" style:font-size-asian="11pt" style:font-name-complex="Arial" style:font-size-complex="11pt"/>
    </style:style>
    <style:style style:name="SPEn-tête_20_Car" style:display-name="SP En-tête Car" style:family="text" style:parent-style-name="SP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SPPied_20_de_20_page_20_Car" style:display-name="SP Pied de page Car" style:family="text" style:parent-style-name="SP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SPTitre_20_Car" style:display-name="SP Titre Car" style:family="text" style:parent-style-name="SPPolice_20_par_20_défaut">
      <style:text-properties style:font-name="Verdana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2pt" style:font-weight-complex="bold"/>
    </style:style>
    <style:style style:name="SPInternet_20_link" style:display-name="SP Internet link" style:family="text" style:parent-style-name="SPPolice_20_par_20_défaut">
      <style:text-properties fo:color="#0000ff" style:text-underline-style="solid" style:text-underline-width="auto" style:text-underline-color="font-color"/>
    </style:style>
    <style:style style:name="SPCorps_20_de_20_texte_20_Car" style:display-name="SP Corps de texte Car" style:family="text" style:parent-style-name="SPPolice_20_par_20_défaut">
      <style:text-properties style:font-name="Verdana" fo:font-size="8pt" fo:font-style="italic" style:font-name-asian="Times New Roman" style:font-size-asian="8pt" style:font-style-asian="italic" style:font-name-complex="Times New Roman" style:font-size-complex="12pt" style:font-style-complex="italic"/>
    </style:style>
    <style:style style:name="SPVisited_20_Internet_20_Link" style:display-name="SP Visited Internet Link" style:family="text" style:parent-style-name="SPPolice_20_par_20_défaut">
      <style:text-properties fo:color="#800080" style:text-underline-style="solid" style:text-underline-width="auto" style:text-underline-color="font-color"/>
    </style:style>
    <style:style style:name="SPCorps_20_de_20_texte_20_3_20_Car" style:display-name="SP Corps de texte 3 Car" style:family="text" style:parent-style-name="SPPolice_20_par_20_défaut">
      <style:text-properties style:font-name="Times New Roman" style:font-name-asian="Times New Roman" style:font-name-complex="Times New Roman" style:font-size-complex="10pt"/>
    </style:style>
    <style:style style:name="SPCorps_20_de_20_texte_20_2_20_Car" style:display-name="SP Corps de texte 2 Car" style:family="text" style:parent-style-name="SPPolice_20_par_20_défaut">
      <style:text-properties style:font-name="Verdana" style:font-name-asian="Times New Roman" style:font-name-complex="Times New Roman" style:font-size-complex="12pt"/>
    </style:style>
    <style:style style:name="SPRetrait_20_corps_20_de_20_texte_20_2_20_Car" style:display-name="SP Retrait corps de texte 2 Car" style:family="text" style:parent-style-name="SP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SPRetrait_20_corps_20_de_20_texte_20_3_20_Car" style:display-name="SP Retrait corps de texte 3 Car" style:family="text" style:parent-style-name="SP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SPtitretext1" style:family="text" style:parent-style-name="SPPolice_20_par_20_défaut">
      <style:text-properties fo:color="#333333" style:text-line-through-style="none"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SPcal-java1" style:family="text" style:parent-style-name="SPPolice_20_par_20_défaut">
      <style:text-properties fo:color="#ff9900" style:text-line-through-style="none" style:font-name="Arial" fo:font-size="8.5pt" fo:letter-spacing="0.026cm" fo:font-style="normal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SPtext1" style:family="text" style:parent-style-name="SPPolice_20_par_20_défaut">
      <style:text-properties fo:color="#5f78ba" style:font-name="Arial" fo:font-size="7.5pt" fo:letter-spacing="0.026cm" fo:font-style="normal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SPRetrait_20_corps_20_de_20_texte_20_Car" style:display-name="SP Retrait corps de texte Car" style:family="text" style:parent-style-name="SPPolice_20_par_20_défaut">
      <style:text-properties fo:color="#000000" style:font-name="Verdana" fo:font-size="10pt" style:font-name-asian="Times New Roman" style:font-size-asian="10pt" style:font-name-complex="Arial" style:font-size-complex="7pt"/>
    </style:style>
    <style:style style:name="SPPage_20_Number" style:display-name="SP Page Number" style:family="text" style:parent-style-name="SPPolice_20_par_20_défaut"/>
    <style:style style:name="SPtextnorm21" style:family="text" style:parent-style-name="SPPolice_20_par_20_défaut">
      <style:text-properties fo:color="#000000" style:font-name="Arial" fo:font-size="7.5pt" style:font-size-asian="7.5pt" style:font-name-complex="Arial" style:font-size-complex="7.5pt"/>
    </style:style>
    <style:style style:name="SPtextegras1" style:family="text" style:parent-style-name="SPPolice_20_par_20_défaut">
      <style:text-properties fo:color="#006699" style:text-line-through-style="none" style:font-name="Arial" fo:font-size="8.5pt" style:text-underline-style="none" fo:font-weight="bold" style:font-size-asian="8.5pt" style:font-weight-asian="bold" style:font-name-complex="Arial" style:font-size-complex="8.5pt" style:font-weight-complex="bold"/>
    </style:style>
    <style:style style:name="SPStrong_20_Emphasis" style:display-name="SP Strong Emphasis" style:family="text" style:parent-style-name="SPPolice_20_par_20_défaut">
      <style:text-properties fo:font-weight="bold" style:font-weight-asian="bold" style:font-weight-complex="bold"/>
    </style:style>
    <style:style style:name="SPEmphasis" style:family="text" style:parent-style-name="SPPolice_20_par_20_défaut">
      <style:text-properties fo:font-style="italic" style:font-style-asian="italic" style:font-style-complex="italic"/>
    </style:style>
    <style:style style:name="SPNote_20_de_20_bas_20_de_20_page_20_Car" style:display-name="SP Note de bas de page Car" style:family="text" style:parent-style-name="SPPolice_20_par_20_défaut">
      <style:text-properties style:font-name="Verdana" fo:font-size="10pt" style:font-name-asian="Times New Roman" style:font-size-asian="10pt" style:font-name-complex="Times New Roman" style:font-size-complex="10pt"/>
    </style:style>
    <style:style style:name="SPTexte_20_de_20_bulles_20_Car" style:display-name="SP Texte de bulles Car" style:family="text" style:parent-style-name="SPPolice_20_par_20_défaut">
      <style:text-properties style:font-name="Tahoma" fo:font-size="8pt" style:font-name-asian="Times New Roman" style:font-size-asian="8pt" style:font-name-complex="Tahoma" style:font-size-complex="8pt"/>
    </style:style>
    <style:style style:name="SPStyle_20_Légende_20__2b__20__28_Latin_29__20_11_20_pt_20_Car" style:display-name="SP Style Légende + (Latin) 11 pt Car" style:family="text" style:parent-style-name="SPPolice_20_par_20_défaut">
      <style:text-properties style:font-name="Garamond" fo:font-size="11pt" fo:language="fr" fo:country="FR" fo:font-weight="bold" style:font-size-asian="11pt" style:font-weight-asian="bold" style:language-complex="ar" style:country-complex="SA" style:font-weight-complex="bold"/>
    </style:style>
    <style:style style:name="SPLégende1_20_Car" style:display-name="SP Légende1 Car" style:family="text" style:parent-style-name="SPPolice_20_par_20_défaut">
      <style:text-properties style:font-name="Garamond" fo:font-style="italic" fo:font-weight="bold" style:font-name-asian="Times New Roman" style:font-style-asian="italic" style:font-weight-asian="bold" style:font-name-complex="Tahoma" style:font-style-complex="italic"/>
    </style:style>
    <style:style style:name="SPLégende_20_Car" style:display-name="SP Légende Car" style:family="text" style:parent-style-name="SPPolice_20_par_20_défaut">
      <style:text-properties style:font-name="Verdan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SPPréformaté_20_HTML_20_Car" style:display-name="SP Préformaté HTML Car" style:family="text" style:parent-style-name="SPPolice_20_par_20_défaut">
      <style:text-properties style:font-name="Consolas" fo:font-size="10pt" style:font-name-asian="Times New Roman" style:font-size-asian="10pt" style:font-name-complex="Times New Roman" style:font-size-complex="10pt"/>
    </style:style>
    <style:style style:name="SPTexte_20_brut_20_Car" style:display-name="SP Texte brut Car" style:family="text" style:parent-style-name="SPPolice_20_par_20_défaut">
      <style:text-properties style:font-name="Consolas" fo:font-size="10.5pt" style:font-name-asian="Calibri" style:font-size-asian="10.5pt" style:font-name-complex="Times New Roman" style:font-size-complex="10.5pt"/>
    </style:style>
    <style:style style:name="SPcite_5f_crochet1" style:display-name="SP cite_crochet1" style:family="text" style:parent-style-name="SPPolice_20_par_20_défaut">
      <style:text-properties text:display="none"/>
    </style:style>
    <style:style style:name="SPPréformaté_20_HTML_20_Car1" style:display-name="SP Préformaté HTML Car1" style:family="text" style:parent-style-name="SP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SPoffres_5f_caracteristiques_5f_strong1" style:display-name="SP offres_caracteristiques_strong1" style:family="text" style:parent-style-name="SPPolice_20_par_20_défaut">
      <style:text-properties fo:color="#475860" style:font-name="Arial" fo:font-size="9pt" fo:font-weight="bold" style:font-size-asian="9pt" style:font-weight-asian="bold" style:font-name-complex="Arial" style:font-size-complex="9pt" style:font-weight-complex="bold"/>
    </style:style>
    <style:style style:name="SPtext" style:family="text" style:parent-style-name="SPPolice_20_par_20_défaut"/>
    <style:style style:name="SPtextgras" style:family="text" style:parent-style-name="SPPolice_20_par_20_défaut"/>
    <style:style style:name="SPobject" style:family="text" style:parent-style-name="SPPolice_20_par_20_défaut"/>
    <style:style style:name="SPMise_20_en_20_valeur" style:display-name="SP Mise en valeur" style:family="text" style:parent-style-name="SPPolice_20_par_20_défaut">
      <style:text-properties fo:color="#00477f" fo:language="fr" fo:country="FR" fo:font-weight="bold" style:font-weight-asian="bold"/>
    </style:style>
    <style:style style:name="SPNumbering_20_Symbols" style:display-name="SP Numbering Symbols" style:family="text"/>
    <style:style style:name="SPBullet_20_Symbols" style:display-name="SP Bullet Symbols" style:family="text">
      <style:text-properties style:font-name="OpenSymbol" style:font-name-asian="OpenSymbol" style:font-name-complex="OpenSymbol"/>
    </style:style>
    <style:style style:name="SPSource_20_Text" style:display-name="SP Source Text" style:family="text">
      <style:text-properties style:font-name="DejaVu Sans Mono" style:font-name-asian="DejaVu Sans Mono" style:font-name-complex="DejaVu Sans Mono"/>
    </style:style>
    <style:style style:name="SP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SP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SP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P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" text:consecutive-numbering="true">
      <text:list-level-style-bullet text:level="1" text:style-name="SP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" text:consecutive-numbering="true">
      <text:list-level-style-bullet text:level="1" text:style-name="SPWW8Num3z0" style:num-suffix="." text:bullet-char="">
        <style:list-level-properties text:list-level-position-and-space-mode="label-alignment">
          <style:list-level-label-alignment text:label-followed-by="listtab" text:list-tab-stop-position="4.401cm" fo:text-indent="-0.9cm" fo:margin-left="4.4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4">
      <text:list-level-style-bullet text:level="1" text:style-name="SPWW8Num4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0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58cm" fo:text-indent="-0.889cm" fo:margin-left="0.65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47cm" fo:text-indent="-1.143cm" fo:margin-left="1.54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36cm" fo:text-indent="-1.397cm" fo:margin-left="2.43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79cm" fo:text-indent="-1.651cm" fo:margin-left="3.32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849cm" fo:text-indent="-1.905cm" fo:margin-left="4.21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484cm" fo:text-indent="-2.159cm" fo:margin-left="5.10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119cm" fo:text-indent="-2.54cm" fo:margin-left="6.1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5">
      <text:list-level-style-bullet text:level="1" text:style-name="SP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6" text:consecutive-numbering="true">
      <text:list-level-style-bullet text:level="1" text:style-name="SPWW8Num6z0" style:num-suffix="." text:bullet-char="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7" text:consecutive-numbering="true">
      <text:list-level-style-bullet text:level="1" text:style-name="SP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8">
      <text:list-level-style-bullet text:level="1" text:style-name="SP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SP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bullet text:level="3" text:style-name="SP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SP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SP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SP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SP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SP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SP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9" text:consecutive-numbering="true">
      <text:list-level-style-bullet text:level="1" text:style-name="SPWW8Num9z0" style:num-suffix="." text:bullet-char="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3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1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6">
      <text:list-level-style-bullet text:level="1" text:style-name="SPWW8Num16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SP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1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7">
      <text:list-level-style-bullet text:level="1" text:style-name="SPWW8Num17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SP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1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8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1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19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1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0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2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1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2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2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3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23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23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23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23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23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23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23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23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4">
      <text:list-level-style-bullet text:level="1" text:style-name="SPWW8Num24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SPWW8Num2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2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2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2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2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2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2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5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2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6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2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7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2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2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2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2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2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2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2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2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8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28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28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28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28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28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28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28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28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29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2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0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3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1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3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2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3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3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3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3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3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3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3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3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3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4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5">
      <text:list-level-style-bullet text:level="1" text:style-name="SPWW8Num3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6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36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36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36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36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36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36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36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36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7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3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3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3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3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3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3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3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3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8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3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3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3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3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3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3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3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3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39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39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39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39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39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39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39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39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39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40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40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40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40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40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40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40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40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40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41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SPWW8Num4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SPWW8Num4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SPWW8Num4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SPWW8Num4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SPWW8Num4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SP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SPWW8Num4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SPWW8Num4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42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SPWW8Num42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SPWW8Num42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SPWW8Num42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SPWW8Num42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SPWW8Num42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SPWW8Num42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SPWW8Num42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SPWW8Num42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PWW8Num43">
      <text:list-level-style-bullet text:level="1" text:style-name="SP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ête" style:family="table">
      <style:table-properties style:width="17.962cm" table:align="margins" style:writing-mode="lr-tb"/>
    </style:style>
    <style:style style:name="Entête.A" style:family="table-column">
      <style:table-column-properties style:column-width="8.98cm" style:rel-column-width="32767*"/>
    </style:style>
    <style:style style:name="Entête.B" style:family="table-column">
      <style:table-column-properties style:column-width="8.982cm" style:rel-column-width="32768*"/>
    </style:style>
    <style:style style:name="Entête.1" style:family="table-row">
      <style:table-row-properties style:min-row-height="1.235cm"/>
    </style:style>
    <style:style style:name="Entête.A1" style:family="table-cell">
      <style:table-cell-properties style:vertical-align="middle" fo:padding="0.097cm" fo:border="none"/>
    </style:style>
    <style:style style:name="Entête.B1" style:family="table-cell">
      <style:table-cell-properties fo:padding="0.097cm" fo:border="none"/>
    </style:style>
    <style:style style:name="Footnote" style:family="table">
      <style:table-properties style:width="17.962cm" table:align="margins" style:writing-mode="lr-tb"/>
    </style:style>
    <style:style style:name="Footnote.A" style:family="table-column">
      <style:table-column-properties style:column-width="8.98cm" style:rel-column-width="32767*"/>
    </style:style>
    <style:style style:name="Footnote.B" style:family="table-column">
      <style:table-column-properties style:column-width="8.982cm" style:rel-column-width="32768*"/>
    </style:style>
    <style:style style:name="SPMP1" style:family="paragraph" style:parent-style-name="SP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SPMP2" style:family="paragraph" style:parent-style-name="SP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SPMP3" style:family="paragraph" style:parent-style-name="SP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SPMP4" style:family="paragraph" style:parent-style-name="SPTable_20_Contents">
      <style:paragraph-properties fo:margin-left="0cm" fo:margin-right="0cm" fo:text-indent="0.03cm" style:auto-text-indent="false"/>
    </style:style>
    <style:style style:name="SPMP5" style:family="paragraph" style:parent-style-name="SP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SPMP6" style:family="paragraph" style:parent-style-name="SPHeader">
      <style:paragraph-properties fo:margin-top="0cm" fo:margin-bottom="0.212cm" fo:text-align="end" style:justify-single-word="false"/>
    </style:style>
    <style:style style:name="SPMP7" style:family="paragraph" style:parent-style-name="SP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SPMT1" style:family="text">
      <style:text-properties style:font-name="Verdana" style:font-name-asian="Times New Roman" style:font-name-complex="Calibri"/>
    </style:style>
    <style:style style:name="SPMfr1" style:family="graphic" style:parent-style-name="SP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SPMpm1">
      <style:page-layout-properties fo:page-width="21.001cm" fo:page-height="29.7cm" style:num-format="1" style:print-orientation="portrait" fo:margin-top="1.251cm" fo:margin-bottom="0.399cm" fo:margin-left="1.54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style:page-layout style:name="SPMpm2">
      <style:page-layout-properties fo:page-width="20.999cm" fo:page-height="29.699cm" style:num-format="1" style:print-orientation="portrait" fo:margin-top="1.251cm" fo:margin-bottom="0.399cm" fo:margin-left="2.54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number:date-style style:name="SP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PStandard" style:page-layout-name="Mpm1">
      <style:header>
        <table:table table:name="Entête" table:style-name="Entête">
          <table:table-column table:style-name="Entête.A"/>
          <table:table-column table:style-name="Entête.B"/>
          <table:table-row table:style-name="Entête.1">
            <table:table-cell table:style-name="Entête.A1" office:value-type="string">
              <text:p text:style-name="SPMP1"><text:title>Titre</text:title></text:p>
            </table:table-cell>
            <table:table-cell table:style-name="Entête.B1" office:value-type="string">
              <text:p text:style-name="SPMP2"><draw:frame draw:style-name="SPMfr1" draw:name="images2" text:anchor-type="as-char" svg:width="1.954cm" svg:height="1.205cm" draw:z-index="0"><draw:image xlink:href="Pictures/10000000000001F800000136DDD7953D.jpg" xlink:type="simple" xlink:show="embed" xlink:actuate="onLoad"/></draw:frame></text:p>
            </table:table-cell>
          </table:table-row>
        </table:table>
        <text:p text:style-name="SPMP3"/>
      </style:header>
      <style:footer>
        <table:table table:name="Footnote" table:style-name="Footnote">
          <table:table-column table:style-name="Footnote.A"/>
          <table:table-column table:style-name="Footnote.B"/>
          <table:table-row>
            <table:table-cell office:value-type="string">
              <text:p text:style-name="SPMP4"><text:date style:data-style-name="SPN37" text:date-value="2011-04-22T15:28:44" text:fixed="true">22/04/11</text:date></text:p>
            </table:table-cell>
            <table:table-cell office:value-type="string">
              <text:p text:style-name="SPMP5"><text:s/><text:page-number text:select-page="current">1</text:page-number> / <text:page-count style:num-format="1">1</text:page-count></text:p>
            </table:table-cell>
          </table:table-row>
        </table:table>
        <text:p text:style-name="SPMP5"/>
      </style:footer>
    </style:master-page>
    <style:master-page style:name="SPConversion_20_1" style:display-name="SP Conversion 1" style:page-layout-name="Mpm2">
      <style:header>
        <text:p text:style-name="SPStandard"/>
      </style:header>
      <style:footer>
        <text:p text:style-name="SPStandard"/>
      </style:footer>
    </style:master-page>
    <style:master-page style:name="SPConversion_20_2" style:display-name="SP Conversion 2" style:page-layout-name="Mpm2">
      <style:header>
        <text:p text:style-name="SPStandard"/>
      </style:header>
      <style:footer>
        <text:p text:style-name="SPStandard"/>
      </style:footer>
    </style:master-page>
    <style:master-page style:name="SPConversion_20_3" style:display-name="SP Conversion 3" style:page-layout-name="Mpm2">
      <style:header>
        <text:p text:style-name="SPStandard"/>
      </style:header>
      <style:footer>
        <text:p text:style-name="SPStandard"/>
      </style:footer>
    </style:master-page>
    <style:master-page style:name="SPConversion_20_4" style:display-name="SP Conversion 4" style:page-layout-name="Mpm1">
      <style:header>
        <text:p text:style-name="SPMP6"><text:title>Titre</text:title></text:p>
      </style:header>
      <style:footer>
        <text:p text:style-name="SPMP7"><text:span text:style-name="SPMT1">©</text:span>2011 Silverpeas<text:tab/><text:tab/><text:tab/><text:tab/><text:tab/><text:tab/><text:tab/><text:tab/><text:tab/> <text:s text:c="2"/><text:page-number text:select-page="current">1</text:page-number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re</dc:title>
    <meta:creation-date>2011-04-22T17:04:02</meta:creation-date>
    <meta:editing-cycles>8</meta:editing-cycles>
    <meta:editing-duration>PT1H55M2S</meta:editing-duration>
    <meta:generator>LibreOffice/3.3$Unix LibreOffice_project/330m19$Build-202</meta:generator>
    <dc:subject>Description</dc:subject>
    <dc:date>2011-05-03T09:24:13</dc:date>
    <meta:document-statistic meta:table-count="5" meta:image-count="1" meta:object-count="0" meta:page-count="1" meta:paragraph-count="33" meta:word-count="49" meta:character-count="303"/>
    <meta:user-defined meta:name="Author"/>
    <meta:user-defined meta:name="Modification"/>
    <meta:user-defined meta:name="URL"/>
    <meta:user-defined meta:name="Version">V1.0</meta:user-defined>
  </office:meta>
</office:document-meta>
</file>